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72184" officeooo:paragraph-rsid="00172184"/>
    </style:style>
    <style:style style:name="P2" style:family="paragraph" style:parent-style-name="Standard">
      <style:text-properties officeooo:rsid="00172184" officeooo:paragraph-rsid="00172184"/>
    </style:style>
    <style:style style:name="P3" style:family="paragraph" style:parent-style-name="Standard">
      <style:text-properties officeooo:paragraph-rsid="00172184"/>
    </style:style>
    <style:style style:name="P4" style:family="paragraph" style:parent-style-name="Standard">
      <style:text-properties officeooo:rsid="0017f4bb" officeooo:paragraph-rsid="0017f4bb"/>
    </style:style>
    <style:style style:name="P5" style:family="paragraph" style:parent-style-name="Standard">
      <style:text-properties officeooo:paragraph-rsid="0017f4bb"/>
    </style:style>
    <style:style style:name="P6" style:family="paragraph" style:parent-style-name="Standard">
      <style:text-properties officeooo:rsid="001e26b4" officeooo:paragraph-rsid="001e26b4"/>
    </style:style>
    <style:style style:name="P7" style:family="paragraph" style:parent-style-name="Standard">
      <style:text-properties officeooo:paragraph-rsid="001e26b4"/>
    </style:style>
    <style:style style:name="T1" style:family="text">
      <style:text-properties officeooo:rsid="00172184"/>
    </style:style>
    <style:style style:name="T2" style:family="text">
      <style:text-properties officeooo:rsid="0017f4bb"/>
    </style:style>
    <style:style style:name="T3" style:family="text">
      <style:text-properties officeooo:rsid="001e26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S DECLENCHEURS</text:p>
      <text:p text:style-name="P2"/>
      <text:p text:style-name="P3"><text:span text:style-name="T1">1,</text:span><text:span text:style-name="Strong_20_Emphasis">modif_reservation</text:span> : interdire la modification des réservations (on autorise l'ajout et la suppression).</text:p>
      <text:p text:style-name="P1"><text:span text:style-name="Source_20_Text">ALTER TABLE reservation ENGINE=InnoDB;</text:span></text:p>
      <text:p text:style-name="P2"/>
      <text:p text:style-name="P2">DELIMITER |</text:p>
      <text:p text:style-name="P2">CREATE TRIGGER modif_reservation BEFORE UPDATE ON reservation</text:p>
      <text:p text:style-name="P2">FOR EACH ROW</text:p>
      <text:p text:style-name="P2">BEGIN</text:p>
      <text:p text:style-name="P2"><text:s text:c="4"/>SIGNAL SQLSTATE '45000' SET MESSAGE_TEXT = 'Modification des réservations interdite';</text:p>
      <text:p text:style-name="P2">END;</text:p>
      <text:p text:style-name="P2">|</text:p>
      <text:p text:style-name="P2">DELIMITER ;</text:p>
      <text:p text:style-name="P2"/>
      <text:p text:style-name="P5"><text:span text:style-name="T2">2,</text:span><text:span text:style-name="Strong_20_Emphasis">insert_reservation</text:span> : interdire l'ajout de réservation pour les hôtels possédant déjà 10 réservations.</text:p>
      <text:p text:style-name="P4"/>
      <text:p text:style-name="P4">DELIMITER |</text:p>
      <text:p text:style-name="P4">CREATE TRIGGER insert_reservation BEFORE INSERT ON reservation</text:p>
      <text:p text:style-name="P4">FOR EACH ROW</text:p>
      <text:p text:style-name="P4">BEGIN</text:p>
      <text:p text:style-name="P4"><text:s text:c="4"/>DECLARE hotel_count INT;</text:p>
      <text:p text:style-name="P4"/>
      <text:p text:style-name="P4"><text:s text:c="4"/>-- Obtenir l'ID de l'hôtel associé à la nouvelle réservation</text:p>
      <text:p text:style-name="P4"><text:s text:c="4"/>DECLARE hotel_id INT;</text:p>
      <text:p text:style-name="P4"><text:s text:c="4"/>SELECT cha_hot_id INTO hotel_id</text:p>
      <text:p text:style-name="P4"><text:s text:c="4"/>FROM chambre</text:p>
      <text:p text:style-name="P4"><text:s text:c="4"/>WHERE cha_id = NEW.res_cha_id;</text:p>
      <text:p text:style-name="P4"/>
      <text:p text:style-name="P4"><text:s text:c="4"/>-- Compter le nombre de réservations pour cet hôtel</text:p>
      <text:p text:style-name="P4"><text:s text:c="4"/>SELECT COUNT(*) INTO hotel_count</text:p>
      <text:p text:style-name="P4"><text:s text:c="4"/>FROM reservation</text:p>
      <text:p text:style-name="P4"><text:s text:c="4"/>WHERE res_cha_id IN (SELECT cha_id FROM chambre WHERE cha_hot_id = hotel_id);</text:p>
      <text:p text:style-name="P4"/>
      <text:p text:style-name="P4"><text:s text:c="4"/>-- Vérifier si le nombre de réservations pour cet hôtel dépasse 10</text:p>
      <text:p text:style-name="P4"><text:s text:c="4"/>IF hotel_count &gt;= 10 THEN</text:p>
      <text:p text:style-name="P4"><text:s text:c="8"/>SIGNAL SQLSTATE '45000' SET MESSAGE_TEXT ='Nombre de réservation maximal pour l\'hôtel atteint';</text:p>
      <text:p text:style-name="P4"><text:s text:c="4"/>END IF;</text:p>
      <text:p text:style-name="P4">END;</text:p>
      <text:p text:style-name="P4">|</text:p>
      <text:p text:style-name="P4">DELIMITER ;</text:p>
      <text:p text:style-name="P4"/>
      <text:p text:style-name="P4"/>
      <text:p text:style-name="P7"><text:span text:style-name="T3">3,</text:span><text:span text:style-name="Strong_20_Emphasis">insert_reservation2</text:span> : interdire les réservations si le client possède déjà 3 réservations.</text:p>
      <text:p text:style-name="P6"/>
      <text:p text:style-name="P6">DELIMITER |</text:p>
      <text:p text:style-name="P6">CREATE TRIGGER insert_reservation2 BEFORE INSERT ON reservation</text:p>
      <text:p text:style-name="P6">FOR EACH ROW</text:p>
      <text:p text:style-name="P6">BEGIN</text:p>
      <text:p text:style-name="P6"><text:s text:c="4"/>DECLARE client_count INT;</text:p>
      <text:p text:style-name="P6"/>
      <text:p text:style-name="P6"><text:soft-page-break/><text:s text:c="4"/>-- Obtenir l'ID de l'hôtel associé à la nouvelle réservation</text:p>
      <text:p text:style-name="P6"><text:s text:c="4"/>DECLARE client_id INT;</text:p>
      <text:p text:style-name="P6"><text:s text:c="4"/>SELECT cli_id INTO client_id</text:p>
      <text:p text:style-name="P6"><text:s text:c="4"/>FROM client</text:p>
      <text:p text:style-name="P6"><text:s text:c="4"/>WHERE cli_id = NEW.res_cli_id;</text:p>
      <text:p text:style-name="P6"/>
      <text:p text:style-name="P6"><text:s text:c="2"/></text:p>
      <text:p text:style-name="P6"><text:s text:c="4"/>SELECT COUNT(*) INTO client_count</text:p>
      <text:p text:style-name="P6"><text:s text:c="4"/>FROM reservation</text:p>
      <text:p text:style-name="P6"><text:s text:c="4"/>WHERE res_cli_id IN (SELECT cli_id FROM client WHERE cli_id = client_id);</text:p>
      <text:p text:style-name="P6"/>
      <text:p text:style-name="P6"/>
      <text:p text:style-name="P6"><text:s text:c="4"/>IF client_count &gt;= 3 THEN</text:p>
      <text:p text:style-name="P6"><text:s text:c="8"/>SIGNAL SQLSTATE '45000' SET MESSAGE_TEXT ='Nombre de réservation maximal pour le client atteint';</text:p>
      <text:p text:style-name="P6"><text:s text:c="4"/>END IF;</text:p>
      <text:p text:style-name="P6">END;</text:p>
      <text:p text:style-name="P6">|</text:p>
      <text:p text:style-name="P6">DELIMITER ;</text:p>
      <text:p text:style-name="P6"/>
      <text:p text:style-name="P6">DELIMITER ;</text:p>
      <text:p text:style-name="P6"/>
      <text:p text:style-name="P6"/>
      <text:p text:style-name="P7"><text:span text:style-name="T3">4,</text:span><text:span text:style-name="Strong_20_Emphasis">insert_chambre</text:span> : lors d'une insertion, on calcule le total des capacités des chambres pour l'hôtel, si ce total est supérieur à 50, on interdit l'insertion de la chambre.</text:p>
      <text:p text:style-name="P7"/>
      <text:p text:style-name="P7">DELIMITER |</text:p>
      <text:p text:style-name="P7">CREATE TRIGGER insert_chambre BEFORE INSERT ON chambre</text:p>
      <text:p text:style-name="P7">FOR EACH ROW</text:p>
      <text:p text:style-name="P7">BEGIN</text:p>
      <text:p text:style-name="P7"><text:s text:c="4"/>DECLARE total_capacite INT;</text:p>
      <text:p text:style-name="P7"/>
      <text:p text:style-name="P7"><text:s text:c="4"/>-- Calculer le total des capacités des chambres pour cet hôtel</text:p>
      <text:p text:style-name="P7"><text:s text:c="4"/>SELECT SUM(cha_capacite) INTO total_capacite</text:p>
      <text:p text:style-name="P7"><text:s text:c="4"/>FROM chambre</text:p>
      <text:p text:style-name="P7"><text:s text:c="4"/>WHERE cha_hot_id = NEW.cha_hot_id;</text:p>
      <text:p text:style-name="P7"/>
      <text:p text:style-name="P7"><text:s text:c="4"/>-- Vérifier si le total des capacités dépasse 50</text:p>
      <text:p text:style-name="P7"><text:s text:c="4"/>IF total_capacite + NEW.cha_capacite &gt; 50 THEN</text:p>
      <text:p text:style-name="P7"><text:s text:c="8"/>SIGNAL SQLSTATE '45000' SET MESSAGE_TEXT ='La capacité totale des chambres pour cet hôtel dépasse 50';</text:p>
      <text:p text:style-name="P7"><text:s text:c="4"/>END IF;</text:p>
      <text:p text:style-name="P7">END;</text:p>
      <text:p text:style-name="P7">|</text:p>
      <text:p text:style-name="P7">DELIMITER 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0:18:46.914838802</meta:creation-date>
    <meta:generator>LibreOffice/7.3.7.2$Linux_X86_64 LibreOffice_project/30$Build-2</meta:generator>
    <dc:date>2024-05-13T15:18:19.659665616</dc:date>
    <meta:editing-duration>PT4H9M9S</meta:editing-duration>
    <meta:editing-cycles>7</meta:editing-cycles>
    <meta:document-statistic meta:table-count="0" meta:image-count="0" meta:object-count="0" meta:page-count="2" meta:paragraph-count="72" meta:word-count="355" meta:character-count="2553" meta:non-whitespace-character-count="2111"/>
  </office:meta>
</office:document-meta>
</file>